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2.916cm"/>
    </style:style>
    <style:style style:name="co7" style:family="table-column">
      <style:table-column-properties fo:break-before="auto" style:column-width="0.249cm"/>
    </style:style>
    <style:style style:name="co8" style:family="table-column">
      <style:table-column-properties fo:break-before="auto" style:column-width="2.554cm"/>
    </style:style>
    <style:style style:name="co9" style:family="table-column">
      <style:table-column-properties fo:break-before="auto" style:column-width="2.958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2.852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639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0.298cm"/>
    </style:style>
    <style:style style:name="co16" style:family="table-column">
      <style:table-column-properties fo:break-before="auto" style:column-width="2.81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/>
    <style:style style:name="ce17" style:family="table-cell" style:parent-style-name="Default"/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df2bf"/>
    </style:style>
    <style:style style:name="ce13" style:family="table-cell" style:parent-style-name="Default"/>
    <style:style style:name="ce20" style:family="table-cell" style:parent-style-name="Default"/>
    <style:style style:name="ce6" style:family="table-cell" style:parent-style-name="Default">
      <style:table-cell-properties fo:background-color="#f7d1d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444cm" svg:height="12.665cm" svg:x="24.3cm" svg:y="2.344cm">
            <draw:object draw:notify-on-update-of-ranges="Feuille1.B1:Feuille1.H1 Feuille1.A2:Feuille1.A2 Feuille1.B2:Feuille1.H2 Feuille1.A3:Feuille1.A3 Feuille1.B3:Feuille1.H3 Feuille1.A4:Feuille1.A4 Feuille1.B4:Feuille1.H4 Feuille1.A5:Feuille1.A5 Feuille1.B5:Feuille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099cm" svg:y="16.778cm">
            <draw:object draw:notify-on-update-of-ranges="Feuille1.B1:Feuille1.E1 Feuille1.A2:Feuille1.A2 Feuille1.B2:Feuille1.E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R² du modèle Statistique linéaire</svg:title>
          </draw:frame>
          <draw:frame draw:z-index="2" draw:style-name="gr1" draw:text-style-name="P1" svg:width="15.999cm" svg:height="8.999cm" svg:x="1.565cm" svg:y="13.174cm">
            <draw:object draw:notify-on-update-of-ranges="Feuille1.F1:Feuille1.F1 Feuille1.A4:Feuille1.A4 Feuille1.F4:Feuille1.F4 Feuille1.A5:Feuille1.A5 Feuille1.F5:Feuille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.191cm" svg:y="23.938cm">
            <draw:object draw:notify-on-update-of-ranges="Feuille1.A2:Feuille1.A2 Feuille1.A3:Feuille1.A3 Feuille1.A4:Feuille1.A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MAR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SCUT-FBP</text:p>
          </table:table-cell>
          <table:table-cell office:value-type="string" calcext:value-type="string">
            <text:p>CFD-AF</text:p>
          </table:table-cell>
          <table:table-cell office:value-type="string" calcext:value-type="string">
            <text:p>CFD_F</text:p>
          </table:table-cell>
          <table:table-cell office:value-type="string" calcext:value-type="string">
            <text:p>CFD_WM</text:p>
          </table:table-cell>
        </table:table-row>
        <table:table-row table:style-name="ro1">
          <table:table-cell office:value-type="string" calcext:value-type="string">
            <text:p>ACP Global</text:p>
          </table:table-cell>
          <table:table-cell office:value-type="float" office:value="0.259" calcext:value-type="float">
            <text:p>0,259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8458" calcext:value-type="float">
            <text:p>0,008458</text:p>
          </table:table-cell>
          <table:table-cell office:value-type="float" office:value="0.00865" calcext:value-type="float">
            <text:p>0,00865</text:p>
          </table:table-cell>
          <table:table-cell office:value-type="float" office:value="0.2138" calcext:value-type="float">
            <text:p>0,2138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9944" calcext:value-type="float">
            <text:p>0,09944</text:p>
          </table:table-cell>
        </table:table-row>
        <table:table-row table:style-name="ro1">
          <table:table-cell office:value-type="string" calcext:value-type="string">
            <text:p>ACP (ACP FeatureMap)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01215" calcext:value-type="float">
            <text:p>0,01215</text:p>
          </table:table-cell>
          <table:table-cell office:value-type="float" office:value="0.04791" calcext:value-type="float">
            <text:p>0,04791</text:p>
          </table:table-cell>
          <table:table-cell/>
          <table:table-cell table:style-name="ce2" office:value-type="float" office:value="0.008579" calcext:value-type="float">
            <text:p>0,008579</text:p>
          </table:table-cell>
          <table:table-cell table:style-name="ce2" office:value-type="float" office:value="0.02331" calcext:value-type="float">
            <text:p>0,02331</text:p>
          </table:table-cell>
          <table:table-cell office:value-type="float" office:value="0.06008" calcext:value-type="float">
            <text:p>0,060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1999" calcext:value-type="float">
            <text:p>0,1999</text:p>
          </table:table-cell>
          <table:table-cell office:value-type="float" office:value="0.02932" calcext:value-type="float">
            <text:p>0,02932</text:p>
          </table:table-cell>
          <table:table-cell/>
          <table:table-cell office:value-type="float" office:value="0.006635" calcext:value-type="float">
            <text:p>0,006635</text:p>
          </table:table-cell>
          <table:table-cell office:value-type="float" office:value="0.1442" calcext:value-type="float">
            <text:p>0,1442</text:p>
          </table:table-cell>
          <table:table-cell office:value-type="float" office:value="0.003634" calcext:value-type="float">
            <text:p>0,003634</text:p>
          </table:table-cell>
          <table:table-cell/>
        </table:table-row>
        <table:table-row table:style-name="ro1">
          <table:table-cell office:value-type="string" calcext:value-type="string">
            <text:p>Average with FairFace Model</text:p>
          </table:table-cell>
          <table:table-cell table:number-columns-repeated="4"/>
          <table:table-cell office:value-type="float" office:value="0.178" calcext:value-type="float">
            <text:p>0,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P (ACP FeatureMap) with FairFace Model</text:p>
          </table:table-cell>
          <table:table-cell table:number-columns-repeated="7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AVEC BGM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SCUT-FBP</text:p>
          </table:table-cell>
          <table:table-cell office:value-type="string" calcext:value-type="string">
            <text:p>CFD-AF</text:p>
          </table:table-cell>
          <table:table-cell office:value-type="string" calcext:value-type="string">
            <text:p>CFD_F</text:p>
          </table:table-cell>
          <table:table-cell/>
        </table:table-row>
        <table:table-row table:style-name="ro1">
          <table:table-cell office:value-type="string" calcext:value-type="string">
            <text:p>ACP Glo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P (ACP FeatureMap)</text:p>
          </table:table-cell>
          <table:table-cell table:number-columns-repeated="4"/>
          <table:table-cell table:style-name="ce2" office:value-type="float" office:value="0.1183" calcext:value-type="float">
            <text:p>0,1183</text:p>
          </table:table-cell>
          <table:table-cell table:style-name="ce2" office:value-type="float" office:value="0.03635" calcext:value-type="float">
            <text:p>0,0363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 with FairFace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P (ACP FeatureMap) with FairFace Model</text:p>
          </table:table-cell>
          <table:table-cell table:number-columns-repeated="7"/>
        </table:table-row>
      </table:table>
      <table:table table:name="Feuille2" table:style-name="ta1">
        <table:shapes>
          <draw:frame draw:z-index="0" draw:style-name="gr1" draw:text-style-name="P1" svg:width="29.011cm" svg:height="8.987cm" svg:x="35.249cm" svg:y="45.156cm">
            <draw:object draw:notify-on-update-of-ranges="Feuille2.A14:Feuille2.A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3.536cm" svg:height="8.999cm" svg:x="73.475cm" svg:y="12.394cm">
            <draw:object draw:notify-on-update-of-ranges="Feuille2.A14:Feuille2.A14 Feuille2.A16:Feuille2.A16 Feuille2.A18:Feuille2.A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1.911cm" svg:height="11.61cm" svg:x="0cm" svg:y="8.862cm">
            <draw:object draw:notify-on-update-of-ranges="Feuille2.A14:Feuille2.A14 Feuille2.A15:Feuille2.A15 Feuille2.A16:Feuille2.A16 Feuille2.A17:Feuille2.A17 Feuille2.A18:Feuille2.A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éférence : FairFac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FD_all</text:p>
          </table:table-cell>
          <table:table-cell office:value-type="string" calcext:value-type="string">
            <text:p>CFD_Male_all</text:p>
          </table:table-cell>
          <table:table-cell office:value-type="string" calcext:value-type="string">
            <text:p>CFD_Female_all</text:p>
          </table:table-cell>
          <table:table-cell/>
          <table:table-cell table:style-name="ce10" office:value-type="string" calcext:value-type="string">
            <text:p>CFD_White</text:p>
          </table:table-cell>
          <table:table-cell table:style-name="ce10" office:value-type="string" calcext:value-type="string">
            <text:p>CFD_White_M</text:p>
          </table:table-cell>
          <table:table-cell table:style-name="ce10" office:value-type="string" calcext:value-type="string">
            <text:p>CFD_White_F</text:p>
          </table:table-cell>
          <table:table-cell table:style-name="ce10"/>
          <table:table-cell table:style-name="ce10" office:value-type="string" calcext:value-type="string">
            <text:p>CFD_Asian</text:p>
          </table:table-cell>
          <table:table-cell table:style-name="ce10" office:value-type="string" calcext:value-type="string">
            <text:p>CFD_Asian_M</text:p>
          </table:table-cell>
          <table:table-cell table:style-name="ce10" office:value-type="string" calcext:value-type="string">
            <text:p>CFD_Asian_F</text:p>
          </table:table-cell>
          <table:table-cell table:style-name="ce10"/>
          <table:table-cell table:style-name="ce10" office:value-type="string" calcext:value-type="string">
            <text:p>CFD_Black</text:p>
          </table:table-cell>
          <table:table-cell office:value-type="string" calcext:value-type="string">
            <text:p>CFD_Black_M</text:p>
          </table:table-cell>
          <table:table-cell office:value-type="string" calcext:value-type="string">
            <text:p>CFD_Black_F</text:p>
          </table:table-cell>
          <table:table-cell/>
          <table:table-cell office:value-type="string" calcext:value-type="string">
            <text:p>CFD_Latino</text:p>
          </table:table-cell>
          <table:table-cell office:value-type="string" calcext:value-type="string">
            <text:p>CFD_Latino_M</text:p>
          </table:table-cell>
          <table:table-cell office:value-type="string" calcext:value-type="string">
            <text:p>CFD_Latino_F</text:p>
          </table:table-cell>
          <table:table-cell/>
          <table:table-cell office:value-type="string" calcext:value-type="string">
            <text:p>CFD_Male&gt;40</text:p>
          </table:table-cell>
          <table:table-cell office:value-type="string" calcext:value-type="string">
            <text:p>CFD_Male&lt;40</text:p>
          </table:table-cell>
          <table:table-cell office:value-type="string" calcext:value-type="string">
            <text:p>CFD_Female&gt;40</text:p>
          </table:table-cell>
          <table:table-cell office:value-type="string" calcext:value-type="string">
            <text:p>CFD_Female&lt;40</text:p>
          </table:table-cell>
          <table:table-cell/>
          <table:table-cell office:value-type="string" calcext:value-type="string">
            <text:p>Scut_Male_all</text:p>
          </table:table-cell>
          <table:table-cell office:value-type="string" calcext:value-type="string">
            <text:p>Scut_Female_all</text:p>
          </table:table-cell>
          <table:table-cell office:value-type="string" calcext:value-type="string">
            <text:p>Scut_Asian_MF</text:p>
          </table:table-cell>
          <table:table-cell office:value-type="string" calcext:value-type="string">
            <text:p>Scut_White_MF</text:p>
          </table:table-cell>
          <table:table-cell office:value-type="string" calcext:value-type="string">
            <text:p>Scut_Asian_M</text:p>
          </table:table-cell>
          <table:table-cell office:value-type="string" calcext:value-type="string">
            <text:p>Scut_Asian_F</text:p>
          </table:table-cell>
          <table:table-cell office:value-type="string" calcext:value-type="string">
            <text:p>Scut_White_M</text:p>
          </table:table-cell>
          <table:table-cell office:value-type="string" calcext:value-type="string">
            <text:p>Scute_White_F</text:p>
          </table:table-cell>
        </table:table-row>
        <table:table-row table:style-name="ro1">
          <table:table-cell office:value-type="string" calcext:value-type="string">
            <text:p>ACP_Global_GM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ACP_Global_BG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ACP_FeatureMap_GM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ACP_FeatureMap_BG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Average_GMM</text:p>
          </table:table-cell>
          <table:table-cell table:number-columns-repeated="8"/>
          <table:table-cell table:style-name="ce17"/>
          <table:table-cell table:style-name="ce17" office:value-type="float" office:value="0.3007651" calcext:value-type="float">
            <text:p>0,3007651</text:p>
          </table:table-cell>
          <table:table-cell table:style-name="ce19" office:value-type="float" office:value="0.26157" calcext:value-type="float">
            <text:p>0,261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verage_BGM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office:value-type="string" calcext:value-type="string">
            <text:p>référence : CFD ou SCUT</text:p>
          </table:table-cell>
          <table:table-cell table:number-columns-repeated="33"/>
        </table:table-row>
        <table:table-row table:style-name="ro1">
          <table:table-cell/>
          <table:table-cell table:style-name="ce7" office:value-type="string" calcext:value-type="string">
            <text:p>CFD_all</text:p>
          </table:table-cell>
          <table:table-cell office:value-type="string" calcext:value-type="string">
            <text:p>CFD_Male</text:p>
          </table:table-cell>
          <table:table-cell table:style-name="ce7" office:value-type="string" calcext:value-type="string">
            <text:p>CFD_Female</text:p>
          </table:table-cell>
          <table:table-cell/>
          <table:table-cell table:style-name="ce10" office:value-type="string" calcext:value-type="string">
            <text:p>CFD_White</text:p>
          </table:table-cell>
          <table:table-cell table:style-name="ce10" office:value-type="string" calcext:value-type="string">
            <text:p>CFD_White_M</text:p>
          </table:table-cell>
          <table:table-cell table:style-name="ce10" office:value-type="string" calcext:value-type="string">
            <text:p>CFD_White_F</text:p>
          </table:table-cell>
          <table:table-cell table:style-name="ce10"/>
          <table:table-cell table:style-name="ce10" office:value-type="string" calcext:value-type="string">
            <text:p>CFD_Asian</text:p>
          </table:table-cell>
          <table:table-cell table:style-name="ce10" office:value-type="string" calcext:value-type="string">
            <text:p>CFD_Asian_M</text:p>
          </table:table-cell>
          <table:table-cell table:style-name="ce10" office:value-type="string" calcext:value-type="string">
            <text:p>CFD_Asian_F</text:p>
          </table:table-cell>
          <table:table-cell table:style-name="ce10"/>
          <table:table-cell table:style-name="ce10" office:value-type="string" calcext:value-type="string">
            <text:p>CFD_Black</text:p>
          </table:table-cell>
          <table:table-cell office:value-type="string" calcext:value-type="string">
            <text:p>CFD_Black_M</text:p>
          </table:table-cell>
          <table:table-cell office:value-type="string" calcext:value-type="string">
            <text:p>CFD_Black_F</text:p>
          </table:table-cell>
          <table:table-cell/>
          <table:table-cell office:value-type="string" calcext:value-type="string">
            <text:p>CFD_Latino</text:p>
          </table:table-cell>
          <table:table-cell office:value-type="string" calcext:value-type="string">
            <text:p>CFD_Latino_M</text:p>
          </table:table-cell>
          <table:table-cell office:value-type="string" calcext:value-type="string">
            <text:p>CFD_Latino_F</text:p>
          </table:table-cell>
          <table:table-cell/>
          <table:table-cell office:value-type="string" calcext:value-type="string">
            <text:p>CFD_Male&gt;40</text:p>
          </table:table-cell>
          <table:table-cell office:value-type="string" calcext:value-type="string">
            <text:p>CFD_Male&lt;40</text:p>
          </table:table-cell>
          <table:table-cell office:value-type="string" calcext:value-type="string">
            <text:p>CFD_Female&gt;40</text:p>
          </table:table-cell>
          <table:table-cell office:value-type="string" calcext:value-type="string">
            <text:p>CFD_Female&lt;40</text:p>
          </table:table-cell>
          <table:table-cell/>
          <table:table-cell office:value-type="string" calcext:value-type="string">
            <text:p>Scut_Male_all</text:p>
          </table:table-cell>
          <table:table-cell office:value-type="string" calcext:value-type="string">
            <text:p>Scut_Female_all</text:p>
          </table:table-cell>
          <table:table-cell office:value-type="string" calcext:value-type="string">
            <text:p>Scut_Asian_MF</text:p>
          </table:table-cell>
          <table:table-cell office:value-type="string" calcext:value-type="string">
            <text:p>Scut_White_MF</text:p>
          </table:table-cell>
          <table:table-cell office:value-type="string" calcext:value-type="string">
            <text:p>Scut_Asian_M</text:p>
          </table:table-cell>
          <table:table-cell office:value-type="string" calcext:value-type="string">
            <text:p>Scut_Asian_F</text:p>
          </table:table-cell>
          <table:table-cell office:value-type="string" calcext:value-type="string">
            <text:p>Scut_White_M</text:p>
          </table:table-cell>
          <table:table-cell office:value-type="string" calcext:value-type="string">
            <text:p>Scute_White_F</text:p>
          </table:table-cell>
        </table:table-row>
        <table:table-row table:style-name="ro1">
          <table:table-cell office:value-type="string" calcext:value-type="string">
            <text:p>ACP_Global_GMM</text:p>
          </table:table-cell>
          <table:table-cell table:style-name="ce9" office:value-type="float" office:value="0.08692218" calcext:value-type="float">
            <text:p>0,08692218</text:p>
          </table:table-cell>
          <table:table-cell table:style-name="ce9" office:value-type="float" office:value="0.08566928" calcext:value-type="float">
            <text:p>0,08566928</text:p>
          </table:table-cell>
          <table:table-cell table:style-name="ce9" office:value-type="float" office:value="0.1104259" calcext:value-type="float">
            <text:p>0,1104259</text:p>
          </table:table-cell>
          <table:table-cell/>
          <table:table-cell table:style-name="ce11" office:value-type="float" office:value="0.1231635" calcext:value-type="float">
            <text:p>0,1231635</text:p>
          </table:table-cell>
          <table:table-cell table:style-name="ce11" office:value-type="float" office:value="0.2696838" calcext:value-type="float">
            <text:p>0,2696838</text:p>
          </table:table-cell>
          <table:table-cell table:style-name="ce11" office:value-type="float" office:value="0.2520915" calcext:value-type="float">
            <text:p>0,2520915</text:p>
          </table:table-cell>
          <table:table-cell/>
          <table:table-cell table:style-name="ce12" office:value-type="float" office:value="0.2143723" calcext:value-type="float">
            <text:p>0,2143723</text:p>
          </table:table-cell>
          <table:table-cell table:style-name="ce12" office:value-type="float" office:value="0.2874104" calcext:value-type="float">
            <text:p>0,2874104</text:p>
          </table:table-cell>
          <table:table-cell table:style-name="ce12" office:value-type="float" office:value="0.2427654" calcext:value-type="float">
            <text:p>0,2427654</text:p>
          </table:table-cell>
          <table:table-cell/>
          <table:table-cell table:style-name="ce13" office:value-type="float" office:value="0.1687647" calcext:value-type="float">
            <text:p>0,1687647</text:p>
          </table:table-cell>
          <table:table-cell table:style-name="ce13" office:value-type="float" office:value="0.1232571" calcext:value-type="float">
            <text:p>0,1232571</text:p>
          </table:table-cell>
          <table:table-cell table:style-name="ce13" office:value-type="float" office:value="0.2982471" calcext:value-type="float">
            <text:p>0,2982471</text:p>
          </table:table-cell>
          <table:table-cell/>
          <table:table-cell table:style-name="ce20" office:value-type="float" office:value="0.3425098" calcext:value-type="float">
            <text:p>0,3425098</text:p>
          </table:table-cell>
          <table:table-cell table:style-name="ce20" office:value-type="float" office:value="0.4039732" calcext:value-type="float">
            <text:p>0,4039732</text:p>
          </table:table-cell>
          <table:table-cell table:style-name="ce20" office:value-type="float" office:value="0.3185672" calcext:value-type="float">
            <text:p>0,3185672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Global_BGM</text:p>
          </table:table-cell>
          <table:table-cell table:style-name="ce9" office:value-type="float" office:value="0.1295383" calcext:value-type="float">
            <text:p>0,1295383</text:p>
          </table:table-cell>
          <table:table-cell table:style-name="ce9" office:value-type="float" office:value="0.1270439" calcext:value-type="float">
            <text:p>0,1270439</text:p>
          </table:table-cell>
          <table:table-cell table:style-name="ce9" office:value-type="float" office:value="0.1225221" calcext:value-type="float">
            <text:p>0,1225221</text:p>
          </table:table-cell>
          <table:table-cell/>
          <table:table-cell table:style-name="ce11" office:value-type="float" office:value="0.1607809" calcext:value-type="float">
            <text:p>0,1607809</text:p>
          </table:table-cell>
          <table:table-cell table:style-name="ce11" office:value-type="float" office:value="0.1355543" calcext:value-type="float">
            <text:p>0,1355543</text:p>
          </table:table-cell>
          <table:table-cell table:style-name="ce11" office:value-type="float" office:value="0.1821553" calcext:value-type="float">
            <text:p>0,1821553</text:p>
          </table:table-cell>
          <table:table-cell/>
          <table:table-cell table:style-name="ce12" office:value-type="float" office:value="0.1788397" calcext:value-type="float">
            <text:p>0,1788397</text:p>
          </table:table-cell>
          <table:table-cell table:style-name="ce12" office:value-type="float" office:value="0.1832153" calcext:value-type="float">
            <text:p>0,1832153</text:p>
          </table:table-cell>
          <table:table-cell table:style-name="ce12" office:value-type="float" office:value="0.2231413" calcext:value-type="float">
            <text:p>0,2231413</text:p>
          </table:table-cell>
          <table:table-cell/>
          <table:table-cell table:style-name="ce13" office:value-type="float" office:value="0.1129785" calcext:value-type="float">
            <text:p>0,1129785</text:p>
          </table:table-cell>
          <table:table-cell table:style-name="ce13" office:value-type="float" office:value="0.09878109" calcext:value-type="float">
            <text:p>0,09878109</text:p>
          </table:table-cell>
          <table:table-cell table:style-name="ce13" office:value-type="float" office:value="0.1571634" calcext:value-type="float">
            <text:p>0,1571634</text:p>
          </table:table-cell>
          <table:table-cell/>
          <table:table-cell table:style-name="ce20" office:value-type="float" office:value="0.1390559" calcext:value-type="float">
            <text:p>0,1390559</text:p>
          </table:table-cell>
          <table:table-cell table:style-name="ce20" office:value-type="float" office:value="0.2303795" calcext:value-type="float">
            <text:p>0,2303795</text:p>
          </table:table-cell>
          <table:table-cell table:style-name="ce20" office:value-type="float" office:value="0.2182246" calcext:value-type="float">
            <text:p>0,218224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FeatureMap_GMM</text:p>
          </table:table-cell>
          <table:table-cell table:style-name="ce9" office:value-type="float" office:value="0.06228282" calcext:value-type="float">
            <text:p>0,06228282</text:p>
          </table:table-cell>
          <table:table-cell table:style-name="ce9" office:value-type="float" office:value="0.1067417" calcext:value-type="float">
            <text:p>0,1067417</text:p>
          </table:table-cell>
          <table:table-cell table:style-name="ce9" office:value-type="float" office:value="0.02748934" calcext:value-type="float">
            <text:p>0,02748934</text:p>
          </table:table-cell>
          <table:table-cell/>
          <table:table-cell table:style-name="ce11" office:value-type="float" office:value="0.1248616" calcext:value-type="float">
            <text:p>0,1248616</text:p>
          </table:table-cell>
          <table:table-cell table:style-name="ce11" office:value-type="float" office:value="0.119761" calcext:value-type="float">
            <text:p>0,119761</text:p>
          </table:table-cell>
          <table:table-cell table:style-name="ce11" office:value-type="float" office:value="0.1740018" calcext:value-type="float">
            <text:p>0,1740018</text:p>
          </table:table-cell>
          <table:table-cell/>
          <table:table-cell table:style-name="ce12" office:value-type="float" office:value="0.1243563" calcext:value-type="float">
            <text:p>0,1243563</text:p>
          </table:table-cell>
          <table:table-cell table:style-name="ce12" office:value-type="float" office:value="0.326097" calcext:value-type="float">
            <text:p>0,326097</text:p>
          </table:table-cell>
          <table:table-cell table:style-name="ce12" office:value-type="float" office:value="0.2659686" calcext:value-type="float">
            <text:p>0,2659686</text:p>
          </table:table-cell>
          <table:table-cell/>
          <table:table-cell table:style-name="ce13" office:value-type="float" office:value="0.1690037" calcext:value-type="float">
            <text:p>0,1690037</text:p>
          </table:table-cell>
          <table:table-cell table:style-name="ce13" office:value-type="float" office:value="0.1740569" calcext:value-type="float">
            <text:p>0,1740569</text:p>
          </table:table-cell>
          <table:table-cell table:style-name="ce13" office:value-type="float" office:value="0.2758432" calcext:value-type="float">
            <text:p>0,2758432</text:p>
          </table:table-cell>
          <table:table-cell/>
          <table:table-cell table:style-name="ce20" office:value-type="float" office:value="0.1909898" calcext:value-type="float">
            <text:p>0,1909898</text:p>
          </table:table-cell>
          <table:table-cell table:style-name="ce20" office:value-type="float" office:value="0.3916216" calcext:value-type="float">
            <text:p>0,3916216</text:p>
          </table:table-cell>
          <table:table-cell table:style-name="ce20" office:value-type="float" office:value="0.3677226" calcext:value-type="float">
            <text:p>0,367722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FeatureMap_BGM</text:p>
          </table:table-cell>
          <table:table-cell table:style-name="ce9" office:value-type="float" office:value="0.1345074" calcext:value-type="float">
            <text:p>0,1345074</text:p>
          </table:table-cell>
          <table:table-cell table:style-name="ce9" office:value-type="float" office:value="0.09192286" calcext:value-type="float">
            <text:p>0,09192286</text:p>
          </table:table-cell>
          <table:table-cell table:style-name="ce9" office:value-type="float" office:value="0.1230823" calcext:value-type="float">
            <text:p>0,1230823</text:p>
          </table:table-cell>
          <table:table-cell/>
          <table:table-cell table:style-name="ce11" office:value-type="float" office:value="0.1129174" calcext:value-type="float">
            <text:p>0,1129174</text:p>
          </table:table-cell>
          <table:table-cell table:style-name="ce11" office:value-type="float" office:value="0.1012042" calcext:value-type="float">
            <text:p>0,1012042</text:p>
          </table:table-cell>
          <table:table-cell table:style-name="ce11" office:value-type="float" office:value="0.125846" calcext:value-type="float">
            <text:p>0,125846</text:p>
          </table:table-cell>
          <table:table-cell/>
          <table:table-cell table:style-name="ce12" office:value-type="float" office:value="0.2208636" calcext:value-type="float">
            <text:p>0,2208636</text:p>
          </table:table-cell>
          <table:table-cell table:style-name="ce12" office:value-type="float" office:value="0.2354748" calcext:value-type="float">
            <text:p>0,2354748</text:p>
          </table:table-cell>
          <table:table-cell table:style-name="ce12" office:value-type="float" office:value="0.3518912" calcext:value-type="float">
            <text:p>0,3518912</text:p>
          </table:table-cell>
          <table:table-cell/>
          <table:table-cell table:style-name="ce13" office:value-type="float" office:value="0.1176539" calcext:value-type="float">
            <text:p>0,1176539</text:p>
          </table:table-cell>
          <table:table-cell table:style-name="ce13" office:value-type="float" office:value="0.1689968" calcext:value-type="float">
            <text:p>0,1689968</text:p>
          </table:table-cell>
          <table:table-cell table:style-name="ce13" office:value-type="float" office:value="0.129936" calcext:value-type="float">
            <text:p>0,129936</text:p>
          </table:table-cell>
          <table:table-cell/>
          <table:table-cell table:style-name="ce20" office:value-type="float" office:value="0.1271747" calcext:value-type="float">
            <text:p>0,1271747</text:p>
          </table:table-cell>
          <table:table-cell table:style-name="ce20" office:value-type="float" office:value="0.2176199" calcext:value-type="float">
            <text:p>0,2176199</text:p>
          </table:table-cell>
          <table:table-cell table:style-name="ce20" office:value-type="float" office:value="0.2279396" calcext:value-type="float">
            <text:p>0,227939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verage_GMM</text:p>
          </table:table-cell>
          <table:table-cell table:style-name="ce9" office:value-type="float" office:value="0.04443987" calcext:value-type="float">
            <text:p>0,04443987</text:p>
          </table:table-cell>
          <table:table-cell table:style-name="ce9" office:value-type="float" office:value="0.1368107" calcext:value-type="float">
            <text:p>0,1368107</text:p>
          </table:table-cell>
          <table:table-cell table:style-name="ce9" office:value-type="float" office:value="0.01898017" calcext:value-type="float">
            <text:p>0,01898017</text:p>
          </table:table-cell>
          <table:table-cell/>
          <table:table-cell table:style-name="ce11" office:value-type="float" office:value="0.09805524" calcext:value-type="float">
            <text:p>0,09805524</text:p>
          </table:table-cell>
          <table:table-cell table:style-name="ce11" office:value-type="float" office:value="0.1215775" calcext:value-type="float">
            <text:p>0,1215775</text:p>
          </table:table-cell>
          <table:table-cell table:style-name="ce11" office:value-type="float" office:value="0.152881" calcext:value-type="float">
            <text:p>0,152881</text:p>
          </table:table-cell>
          <table:table-cell/>
          <table:table-cell table:style-name="ce12" office:value-type="float" office:value="0.206388" calcext:value-type="float">
            <text:p>0,206388</text:p>
          </table:table-cell>
          <table:table-cell table:style-name="ce12" office:value-type="float" office:value="0.2876352" calcext:value-type="float">
            <text:p>0,2876352</text:p>
          </table:table-cell>
          <table:table-cell table:style-name="ce12" office:value-type="float" office:value="0.1988888" calcext:value-type="float">
            <text:p>0,1988888</text:p>
          </table:table-cell>
          <table:table-cell/>
          <table:table-cell table:style-name="ce13" office:value-type="float" office:value="0.1507096" calcext:value-type="float">
            <text:p>0,1507096</text:p>
          </table:table-cell>
          <table:table-cell table:style-name="ce13" office:value-type="float" office:value="0.1389359" calcext:value-type="float">
            <text:p>0,1389359</text:p>
          </table:table-cell>
          <table:table-cell table:style-name="ce13" office:value-type="float" office:value="0.2411537" calcext:value-type="float">
            <text:p>0,2411537</text:p>
          </table:table-cell>
          <table:table-cell/>
          <table:table-cell table:style-name="ce20" office:value-type="float" office:value="0.1770834" calcext:value-type="float">
            <text:p>0,1770834</text:p>
          </table:table-cell>
          <table:table-cell table:style-name="ce20" office:value-type="float" office:value="0.2718676" calcext:value-type="float">
            <text:p>0,2718676</text:p>
          </table:table-cell>
          <table:table-cell table:style-name="ce20" office:value-type="float" office:value="0.3111448" calcext:value-type="float">
            <text:p>0,3111448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verage_BGMM</text:p>
          </table:table-cell>
          <table:table-cell table:number-columns-repeated="20"/>
          <table:table-cell table:style-name="ce6" table:number-columns-repeated="4"/>
          <table:table-cell table:number-columns-repeated="9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- avoir même quantité d'images pour la référenc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- fusionner les 2 cat Asiatique de FairFac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- ds FairFace enlever les &lt;19 enfants et &gt;70</text:p>
          </table:table-cell>
          <table:table-cell table:number-columns-repeated="33"/>
        </table:table-row>
        <table:table-row table:style-name="ro1" table:number-rows-repeated="27"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CFD_White</text:p>
          </table:table-cell>
          <table:table-cell office:value-type="string" calcext:value-type="string">
            <text:p>CFD_Asian</text:p>
          </table:table-cell>
          <table:table-cell office:value-type="string" calcext:value-type="string">
            <text:p>CFD_Black</text:p>
          </table:table-cell>
          <table:table-cell office:value-type="string" calcext:value-type="string">
            <text:p>CFD_Latino</text:p>
          </table:table-cell>
          <table:table-cell/>
          <table:table-cell office:value-type="string" calcext:value-type="string">
            <text:p>CFD_White_M</text:p>
          </table:table-cell>
          <table:table-cell office:value-type="string" calcext:value-type="string">
            <text:p>CFD_Asian_M</text:p>
          </table:table-cell>
          <table:table-cell office:value-type="string" calcext:value-type="string">
            <text:p>CFD_Black_M</text:p>
          </table:table-cell>
          <table:table-cell office:value-type="string" calcext:value-type="string">
            <text:p>CFD_Latino_M</text:p>
          </table:table-cell>
          <table:table-cell/>
          <table:table-cell office:value-type="string" calcext:value-type="string">
            <text:p>CFD_White_F</text:p>
          </table:table-cell>
          <table:table-cell office:value-type="string" calcext:value-type="string">
            <text:p>CFD_Asian_F</text:p>
          </table:table-cell>
          <table:table-cell office:value-type="string" calcext:value-type="string">
            <text:p>CFD_Black_F</text:p>
          </table:table-cell>
          <table:table-cell office:value-type="string" calcext:value-type="string">
            <text:p>CFD_Latino_F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l</text:p>
          </table:table-cell>
          <table:table-cell office:value-type="float" office:value="0.1231635" calcext:value-type="float">
            <text:p>0,1231635</text:p>
          </table:table-cell>
          <table:table-cell office:value-type="float" office:value="0.1740716" calcext:value-type="float">
            <text:p>0,1740716</text:p>
          </table:table-cell>
          <table:table-cell office:value-type="float" office:value="0.1687647" calcext:value-type="float">
            <text:p>0,1687647</text:p>
          </table:table-cell>
          <table:table-cell office:value-type="float" office:value="0.3425098" calcext:value-type="float">
            <text:p>0,3425098</text:p>
          </table:table-cell>
          <table:table-cell/>
          <table:table-cell office:value-type="float" office:value="0.1778341" calcext:value-type="float">
            <text:p>0,1778341</text:p>
          </table:table-cell>
          <table:table-cell office:value-type="float" office:value="0.2874104" calcext:value-type="float">
            <text:p>0,2874104</text:p>
          </table:table-cell>
          <table:table-cell office:value-type="float" office:value="0.1232571" calcext:value-type="float">
            <text:p>0,1232571</text:p>
          </table:table-cell>
          <table:table-cell office:value-type="float" office:value="0.3830594" calcext:value-type="float">
            <text:p>0,3830594</text:p>
          </table:table-cell>
          <table:table-cell/>
          <table:table-cell office:value-type="float" office:value="0.2520915" calcext:value-type="float">
            <text:p>0,2520915</text:p>
          </table:table-cell>
          <table:table-cell office:value-type="float" office:value="0.2427654" calcext:value-type="float">
            <text:p>0,2427654</text:p>
          </table:table-cell>
          <table:table-cell office:value-type="float" office:value="0.2982471" calcext:value-type="float">
            <text:p>0,2982471</text:p>
          </table:table-cell>
          <table:table-cell office:value-type="float" office:value="0.2005835" calcext:value-type="float">
            <text:p>0,2005835</text:p>
          </table:table-cell>
          <table:table-cell table:number-columns-repeated="12"/>
        </table:table-row>
        <calcext:conditional-formats>
          <calcext:conditional-format calcext:target-range-address="Feuille2.B14:Feuille2.D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F14:Feuille2.H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J14:Feuille2.L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N14:Feuille2.P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R14:Feuille2.T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J3:Feuille2.L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0:44:02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0:56:49.009000000</meta:creation-date>
    <dc:date>2022-07-29T14:59:46.308000000</dc:date>
    <meta:editing-duration>P10DT13H13M21S</meta:editing-duration>
    <meta:editing-cycles>41</meta:editing-cycles>
    <meta:generator>LibreOffice/7.3.0.3$Windows_X86_64 LibreOffice_project/0f246aa12d0eee4a0f7adcefbf7c878fc2238db3</meta:generator>
    <meta:document-statistic meta:table-count="2" meta:cell-count="218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1c1c1c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45cm" svg:height="12.666cm" xlink:href=".." xlink:type="simple" chart:class="chart:bar" chart:style-name="ch1">
        <chart:title svg:x="7.459cm" svg:y="0.389cm" chart:style-name="ch2">
          <text:p>R² du modèle linéaire</text:p>
        </chart:title>
        <chart:legend chart:legend-position="end" svg:x="14.076cm" svg:y="5.275cm" style:legend-expansion="high" chart:style-name="ch3"/>
        <chart:plot-area chart:style-name="ch4" table:cell-range-address="Feuille1.A1:Feuille1.H5" chart:data-source-has-labels="both" svg:x="0.388cm" svg:y="1.447cm" svg:width="13.3cm" svg:height="10.966cm">
          <chart:coordinate-region svg:x="1.316cm" svg:y="1.65cm" svg:width="12.372cm" svg:height="10.11cm"/>
          <chart:axis chart:dimension="x" chart:name="primary-x" chart:style-name="ch5" chartooo:axis-type="auto">
            <chartooo:date-scale/>
            <chart:categories table:cell-range-address="Feuille1.B1:Feuille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H2" chart:label-cell-address="Feuille1.A2:Feuille1.A2" chart:class="chart:bar">
            <chart:data-point chart:repeated="7"/>
          </chart:series>
          <chart:series chart:style-name="ch9" chart:values-cell-range-address="Feuille1.B3:Feuille1.H3" chart:label-cell-address="Feuille1.A3:Feuille1.A3" chart:class="chart:bar">
            <chart:data-point chart:repeated="7"/>
          </chart:series>
          <chart:series chart:style-name="ch10" chart:values-cell-range-address="Feuille1.B4:Feuille1.H4" chart:label-cell-address="Feuille1.A4:Feuille1.A4" chart:class="chart:bar">
            <chart:data-point chart:repeated="7"/>
          </chart:series>
          <chart:series chart:style-name="ch11" chart:values-cell-range-address="Feuille1.B5:Feuille1.H5" chart:label-cell-address="Feuille1.A5:Feuille1.A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T</text:p>
                <draw:g>
                  <svg:desc>Feuille1.B1:Feuille1.H1</svg:desc>
                </draw:g>
              </table:table-cell>
              <table:table-cell office:value-type="string">
                <text:p>CFD</text:p>
              </table:table-cell>
              <table:table-cell office:value-type="string">
                <text:p>JEN</text:p>
              </table:table-cell>
              <table:table-cell office:value-type="string">
                <text:p>SCUT-FBP</text:p>
              </table:table-cell>
              <table:table-cell office:value-type="string">
                <text:p>CFD-AF</text:p>
              </table:table-cell>
              <table:table-cell office:value-type="string">
                <text:p>CFD_F</text:p>
              </table:table-cell>
              <table:table-cell office:value-type="string">
                <text:p>CFD_WM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259">
                <text:p>0.259</text:p>
                <draw:g>
                  <svg:desc>Feuille1.B2:Feuille1.H2</svg:desc>
                </draw:g>
              </table:table-cell>
              <table:table-cell office:value-type="float" office:value="0.00425">
                <text:p>0.00425</text:p>
              </table:table-cell>
              <table:table-cell office:value-type="float" office:value="0.008458">
                <text:p>0.008458</text:p>
              </table:table-cell>
              <table:table-cell office:value-type="float" office:value="0.00865">
                <text:p>0.00865</text:p>
              </table:table-cell>
              <table:table-cell office:value-type="float" office:value="0.2138">
                <text:p>0.2138</text:p>
              </table:table-cell>
              <table:table-cell office:value-type="float" office:value="0.0217">
                <text:p>0.0217</text:p>
              </table:table-cell>
              <table:table-cell office:value-type="float" office:value="0.09944">
                <text:p>0.09944</text:p>
              </table:table-cell>
            </table:table-row>
            <table:table-row>
              <table:table-cell office:value-type="string">
                <text:p>ACP (ACP FeatureMap)</text:p>
                <draw:g>
                  <svg:desc>Feuille1.A3:Feuille1.A3</svg:desc>
                </draw:g>
              </table:table-cell>
              <table:table-cell office:value-type="float" office:value="0.2665">
                <text:p>0.2665</text:p>
                <draw:g>
                  <svg:desc>Feuille1.B3:Feuille1.H3</svg:desc>
                </draw:g>
              </table:table-cell>
              <table:table-cell office:value-type="float" office:value="0.01215">
                <text:p>0.01215</text:p>
              </table:table-cell>
              <table:table-cell office:value-type="float" office:value="0.04791">
                <text:p>0.04791</text:p>
              </table:table-cell>
              <table:table-cell office:value-type="float" office:value="NaN">
                <text:p>NaN</text:p>
              </table:table-cell>
              <table:table-cell office:value-type="float" office:value="0.008579">
                <text:p>0.008579</text:p>
              </table:table-cell>
              <table:table-cell office:value-type="float" office:value="0.02331">
                <text:p>0.02331</text:p>
              </table:table-cell>
              <table:table-cell office:value-type="float" office:value="0.06008">
                <text:p>0.06008</text:p>
              </table:table-cell>
            </table:table-row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1999">
                <text:p>0.1999</text:p>
                <draw:g>
                  <svg:desc>Feuille1.B4:Feuille1.H4</svg:desc>
                </draw:g>
              </table:table-cell>
              <table:table-cell office:value-type="float" office:value="0.02932">
                <text:p>0.02932</text:p>
              </table:table-cell>
              <table:table-cell office:value-type="float" office:value="NaN">
                <text:p>NaN</text:p>
              </table:table-cell>
              <table:table-cell office:value-type="float" office:value="0.006635">
                <text:p>0.006635</text:p>
              </table:table-cell>
              <table:table-cell office:value-type="float" office:value="0.1442">
                <text:p>0.1442</text:p>
              </table:table-cell>
              <table:table-cell office:value-type="float" office:value="0.003634">
                <text:p>0.00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with FairFace Model</text:p>
                <draw:g>
                  <svg:desc>Feuille1.A5:Feuille1.A5</svg:desc>
                </draw:g>
              </table:table-cell>
              <table:table-cell office:value-type="float" office:value="NaN">
                <text:p>NaN</text:p>
                <draw:g>
                  <svg:desc>Feuille1.B5:Feuille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3.403cm" svg:y="4.198cm" style:legend-expansion="high" chart:style-name="ch3"/>
        <chart:plot-area chart:style-name="ch4" table:cell-range-address="Feuille1.A1:Feuille1.E2" chart:data-source-has-labels="both" svg:x="1.321cm" svg:y="1.301cm" svg:width="11.762cm" svg:height="7.519cm">
          <chart:coordinate-region svg:x="2.249cm" svg:y="1.504cm" svg:width="10.834cm" svg:height="6.663cm"/>
          <chart:axis chart:dimension="x" chart:name="primary-x" chart:style-name="ch5" chartooo:axis-type="auto">
            <chartooo:date-scale/>
            <chart:categories table:cell-range-address="Feuille1.B1:Feuille1.E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Feuille1.B2:Feuille1.E2" chart:label-cell-address="Feuille1.A2:Feuille1.A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T</text:p>
                <draw:g>
                  <svg:desc>Feuille1.B1:Feuille1.E1</svg:desc>
                </draw:g>
              </table:table-cell>
              <table:table-cell office:value-type="string">
                <text:p>CFD</text:p>
              </table:table-cell>
              <table:table-cell office:value-type="string">
                <text:p>JEN</text:p>
              </table:table-cell>
              <table:table-cell office:value-type="string">
                <text:p>SCUT-FBP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259">
                <text:p>0.259</text:p>
                <draw:g>
                  <svg:desc>Feuille1.B2:Feuille1.E2</svg:desc>
                </draw:g>
              </table:table-cell>
              <table:table-cell office:value-type="float" office:value="0.00425">
                <text:p>0.00425</text:p>
              </table:table-cell>
              <table:table-cell office:value-type="float" office:value="0.008458">
                <text:p>0.008458</text:p>
              </table:table-cell>
              <table:table-cell office:value-type="float" office:value="0.00865">
                <text:p>0.00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0.631cm" svg:y="3.946cm" style:legend-expansion="high" chart:style-name="ch3"/>
        <chart:plot-area chart:style-name="ch4" table:cell-range-address="Feuille1.F1:Feuille1.F1 Feuille1.A4:Feuille1.A5 Feuille1.F4:Feuille1.F5" chart:data-source-has-labels="both" svg:x="1.321cm" svg:y="1.301cm" svg:width="8.99cm" svg:height="7.519cm">
          <chart:coordinate-region svg:x="2.249cm" svg:y="1.504cm" svg:width="8.062cm" svg:height="6.663cm"/>
          <chart:axis chart:dimension="x" chart:name="primary-x" chart:style-name="ch5" chartooo:axis-type="auto">
            <chartooo:date-scale/>
            <chart:categories table:cell-range-address="Feuille1.F1:Feuille1.F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series chart:style-name="ch9" chart:values-cell-range-address="Feuille1.F4:Feuille1.F4" chart:label-cell-address="Feuille1.A4:Feuille1.A4" chart:class="chart:bar">
            <chart:data-point/>
          </chart:series>
          <chart:series chart:style-name="ch10" chart:values-cell-range-address="Feuille1.F5:Feuille1.F5" chart:label-cell-address="Feuille1.A5:Feuille1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-AF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1442">
                <text:p>0.1442</text:p>
                <draw:g>
                  <svg:desc>Feuille1.F4:Feuille1.F4</svg:desc>
                </draw:g>
              </table:table-cell>
            </table:table-row>
            <table:table-row>
              <table:table-cell office:value-type="string">
                <text:p>Average with FairFace Model</text:p>
                <draw:g>
                  <svg:desc>Feuille1.A5:Feuille1.A5</svg:desc>
                </draw:g>
              </table:table-cell>
              <table:table-cell office:value-type="float" office:value="0.178">
                <text:p>0.178</text:p>
                <draw:g>
                  <svg:desc>Feuille1.F5:Feuille1.F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1.456cm" svg:y="3.694cm" style:legend-expansion="high" chart:style-name="ch3"/>
        <chart:plot-area chart:style-name="ch4" table:cell-range-address="Feuille1.C1:Feuille1.C4 Feuille1.F1:Feuille1.G4 Feuille1.A2:Feuille1.A4" chart:data-source-has-labels="both" svg:x="1.321cm" svg:y="1.301cm" svg:width="9.815cm" svg:height="7.519cm">
          <chart:coordinate-region svg:x="2.249cm" svg:y="1.503cm" svg:width="8.887cm" svg:height="6.664cm"/>
          <chart:axis chart:dimension="x" chart:name="primary-x" chart:style-name="ch5" chartooo:axis-type="auto">
            <chartooo:date-scale/>
            <chart:categories table:cell-range-address="Feuille1.C1:Feuille1.C1 Feuille1.F1:Feuille1.G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series chart:style-name="ch9" chart:values-cell-range-address="Feuille1.C2:Feuille1.C2 Feuille1.F2:Feuille1.G2" chart:label-cell-address="Feuille1.A2:Feuille1.A2" chart:class="chart:bar">
            <chart:data-point chart:repeated="3"/>
          </chart:series>
          <chart:series chart:style-name="ch10" chart:values-cell-range-address="Feuille1.C3:Feuille1.C3 Feuille1.F3:Feuille1.G3" chart:label-cell-address="Feuille1.A3:Feuille1.A3" chart:class="chart:bar">
            <chart:data-point chart:repeated="3"/>
          </chart:series>
          <chart:series chart:style-name="ch11" chart:values-cell-range-address="Feuille1.C4:Feuille1.C4 Feuille1.F4:Feuille1.G4" chart:label-cell-address="Feuille1.A4:Feuille1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</text:p>
                <draw:g>
                  <svg:desc>Feuille1.C1:Feuille1.C1 Feuille1.F1:Feuille1.G1</svg:desc>
                </draw:g>
              </table:table-cell>
              <table:table-cell office:value-type="string">
                <text:p>CFD-AF</text:p>
              </table:table-cell>
              <table:table-cell office:value-type="string">
                <text:p>CFD_F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00425">
                <text:p>0.00425</text:p>
                <draw:g>
                  <svg:desc>Feuille1.C2:Feuille1.C2 Feuille1.F2:Feuille1.G2</svg:desc>
                </draw:g>
              </table:table-cell>
              <table:table-cell office:value-type="float" office:value="0.2138">
                <text:p>0.2138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ACP (ACP FeatureMap)</text:p>
                <draw:g>
                  <svg:desc>Feuille1.A3:Feuille1.A3</svg:desc>
                </draw:g>
              </table:table-cell>
              <table:table-cell office:value-type="float" office:value="0.01215">
                <text:p>0.01215</text:p>
                <draw:g>
                  <svg:desc>Feuille1.C3:Feuille1.C3 Feuille1.F3:Feuille1.G3</svg:desc>
                </draw:g>
              </table:table-cell>
              <table:table-cell office:value-type="float" office:value="0.008579">
                <text:p>0.008579</text:p>
              </table:table-cell>
              <table:table-cell office:value-type="float" office:value="0.02331">
                <text:p>0.02331</text:p>
              </table:table-cell>
            </table:table-row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02932">
                <text:p>0.02932</text:p>
                <draw:g>
                  <svg:desc>Feuille1.C4:Feuille1.C4 Feuille1.F4:Feuille1.G4</svg:desc>
                </draw:g>
              </table:table-cell>
              <table:table-cell office:value-type="float" office:value="0.1442">
                <text:p>0.1442</text:p>
              </table:table-cell>
              <table:table-cell office:value-type="float" office:value="0.003634">
                <text:p>0.003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3.537cm" svg:height="9cm" xlink:href=".." xlink:type="simple" chart:class="chart:bar" chart:style-name="ch1">
        <chart:legend chart:legend-position="end" svg:x="48.93cm" svg:y="3.694cm" style:legend-expansion="high" chart:style-name="ch2"/>
        <chart:plot-area chart:style-name="ch3" table:cell-range-address="Feuille2.A13:Feuille2.T13 Feuille2.A14:Feuille2.T14 Feuille2.A16:Feuille2.T16 Feuille2.A18:Feuille2.T18" chart:data-source-has-labels="both" svg:x="1.07cm" svg:y="0.18cm" svg:width="46.79cm" svg:height="8.64cm">
          <chart:coordinate-region svg:x="1.998cm" svg:y="0.382cm" svg:width="45.862cm" svg:height="7.785cm"/>
          <chart:axis chart:dimension="x" chart:name="primary-x" chart:style-name="ch4" chartooo:axis-type="auto">
            <chartooo:date-scale/>
            <chart:categories table:cell-range-address="Feuille2.B13:Feuille2.D13 Feuille2.E13:Feuille2.T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E14:Feuille2.T14" chart:label-cell-address="Feuille2.A14:Feuille2.A14" chart:class="chart:bar">
            <chart:data-point chart:repeated="19"/>
          </chart:series>
          <chart:series chart:style-name="ch8" chart:values-cell-range-address="Feuille2.B16:Feuille2.D16 Feuille2.E16:Feuille2.T16" chart:label-cell-address="Feuille2.A16:Feuille2.A16" chart:class="chart:bar">
            <chart:data-point chart:repeated="19"/>
          </chart:series>
          <chart:series chart:style-name="ch9" chart:values-cell-range-address="Feuille2.B18:Feuille2.D18 Feuille2.E18:Feuille2.T18" chart:label-cell-address="Feuille2.A18:Feuille2.A18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E13:Feuille2.T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/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  <table:table-cell office:value-type="string">
                <text:p>CFD_Latino</text:p>
              </table:table-cell>
              <table:table-cell office:value-type="string">
                <text:p>CFD_Latino_M</text:p>
              </table:table-cell>
              <table:table-cell office:value-type="string">
                <text:p>CFD_Latino_F</text:p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E14:Feuille2.T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NaN">
                <text:p>NaN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  <table:table-cell office:value-type="float" office:value="0.3425098">
                <text:p>0.3425098</text:p>
              </table:table-cell>
              <table:table-cell office:value-type="float" office:value="0.4039732">
                <text:p>0.4039732</text:p>
              </table:table-cell>
              <table:table-cell office:value-type="float" office:value="0.3185672">
                <text:p>0.3185672</text:p>
              </table:table-cell>
            </table:table-row>
            <table:table-row>
              <table:table-cell office:value-type="string">
                <text:p>ACP_FeatureMap_GMM</text:p>
                <draw:g>
                  <svg:desc>Feuille2.A16:Feuille2.A16</svg:desc>
                </draw:g>
              </table:table-cell>
              <table:table-cell office:value-type="float" office:value="0.06228282">
                <text:p>0.06228282</text:p>
                <draw:g>
                  <svg:desc>Feuille2.B16:Feuille2.D16 Feuille2.E16:Feuille2.T16</svg:desc>
                </draw:g>
              </table:table-cell>
              <table:table-cell office:value-type="float" office:value="0.1067417">
                <text:p>0.1067417</text:p>
              </table:table-cell>
              <table:table-cell office:value-type="float" office:value="0.02748934">
                <text:p>0.02748934</text:p>
              </table:table-cell>
              <table:table-cell office:value-type="float" office:value="NaN">
                <text:p>NaN</text:p>
              </table:table-cell>
              <table:table-cell office:value-type="float" office:value="0.1248616">
                <text:p>0.1248616</text:p>
              </table:table-cell>
              <table:table-cell office:value-type="float" office:value="0.119761">
                <text:p>0.119761</text:p>
              </table:table-cell>
              <table:table-cell office:value-type="float" office:value="0.1740018">
                <text:p>0.1740018</text:p>
              </table:table-cell>
              <table:table-cell office:value-type="float" office:value="NaN">
                <text:p>NaN</text:p>
              </table:table-cell>
              <table:table-cell office:value-type="float" office:value="0.1243563">
                <text:p>0.1243563</text:p>
              </table:table-cell>
              <table:table-cell office:value-type="float" office:value="0.326097">
                <text:p>0.326097</text:p>
              </table:table-cell>
              <table:table-cell office:value-type="float" office:value="0.2659686">
                <text:p>0.2659686</text:p>
              </table:table-cell>
              <table:table-cell office:value-type="float" office:value="NaN">
                <text:p>NaN</text:p>
              </table:table-cell>
              <table:table-cell office:value-type="float" office:value="0.1690037">
                <text:p>0.1690037</text:p>
              </table:table-cell>
              <table:table-cell office:value-type="float" office:value="0.1740569">
                <text:p>0.1740569</text:p>
              </table:table-cell>
              <table:table-cell office:value-type="float" office:value="0.2758432">
                <text:p>0.2758432</text:p>
              </table:table-cell>
              <table:table-cell office:value-type="float" office:value="NaN">
                <text:p>NaN</text:p>
              </table:table-cell>
              <table:table-cell office:value-type="float" office:value="0.1909898">
                <text:p>0.1909898</text:p>
              </table:table-cell>
              <table:table-cell office:value-type="float" office:value="0.3916216">
                <text:p>0.3916216</text:p>
              </table:table-cell>
              <table:table-cell office:value-type="float" office:value="0.3677226">
                <text:p>0.3677226</text:p>
              </table:table-cell>
            </table:table-row>
            <table:table-row>
              <table:table-cell office:value-type="string">
                <text:p>Average_GMM</text:p>
                <draw:g>
                  <svg:desc>Feuille2.A18:Feuille2.A18</svg:desc>
                </draw:g>
              </table:table-cell>
              <table:table-cell office:value-type="float" office:value="0.04443987">
                <text:p>0.04443987</text:p>
                <draw:g>
                  <svg:desc>Feuille2.B18:Feuille2.D18 Feuille2.E18:Feuille2.T18</svg:desc>
                </draw:g>
              </table:table-cell>
              <table:table-cell office:value-type="float" office:value="0.1368107">
                <text:p>0.1368107</text:p>
              </table:table-cell>
              <table:table-cell office:value-type="float" office:value="0.01898017">
                <text:p>0.01898017</text:p>
              </table:table-cell>
              <table:table-cell office:value-type="float" office:value="NaN">
                <text:p>NaN</text:p>
              </table:table-cell>
              <table:table-cell office:value-type="float" office:value="0.09805524">
                <text:p>0.09805524</text:p>
              </table:table-cell>
              <table:table-cell office:value-type="float" office:value="0.1215775">
                <text:p>0.1215775</text:p>
              </table:table-cell>
              <table:table-cell office:value-type="float" office:value="0.152881">
                <text:p>0.152881</text:p>
              </table:table-cell>
              <table:table-cell office:value-type="float" office:value="NaN">
                <text:p>NaN</text:p>
              </table:table-cell>
              <table:table-cell office:value-type="float" office:value="0.206388">
                <text:p>0.206388</text:p>
              </table:table-cell>
              <table:table-cell office:value-type="float" office:value="0.2876352">
                <text:p>0.2876352</text:p>
              </table:table-cell>
              <table:table-cell office:value-type="float" office:value="0.1988888">
                <text:p>0.1988888</text:p>
              </table:table-cell>
              <table:table-cell office:value-type="float" office:value="NaN">
                <text:p>NaN</text:p>
              </table:table-cell>
              <table:table-cell office:value-type="float" office:value="0.1507096">
                <text:p>0.1507096</text:p>
              </table:table-cell>
              <table:table-cell office:value-type="float" office:value="0.1389359">
                <text:p>0.1389359</text:p>
              </table:table-cell>
              <table:table-cell office:value-type="float" office:value="0.2411537">
                <text:p>0.2411537</text:p>
              </table:table-cell>
              <table:table-cell office:value-type="float" office:value="NaN">
                <text:p>NaN</text:p>
              </table:table-cell>
              <table:table-cell office:value-type="float" office:value="0.1770834">
                <text:p>0.1770834</text:p>
              </table:table-cell>
              <table:table-cell office:value-type="float" office:value="0.2718676">
                <text:p>0.2718676</text:p>
              </table:table-cell>
              <table:table-cell office:value-type="float" office:value="0.3111448">
                <text:p>0.311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12cm" svg:height="8.988cm" xlink:href=".." xlink:type="simple" chart:class="chart:bar" chart:style-name="ch1">
        <chart:legend chart:legend-position="end" svg:x="25.272cm" svg:y="4.192cm" style:legend-expansion="high" chart:style-name="ch2"/>
        <chart:plot-area chart:style-name="ch3" table:cell-range-address="Feuille2.A13:Feuille2.D14 Feuille2.F13:Feuille2.Q14" chart:data-source-has-labels="both" svg:x="0.58cm" svg:y="0.179cm" svg:width="24.112cm" svg:height="8.63cm">
          <chart:coordinate-region svg:x="1.508cm" svg:y="0.179cm" svg:width="23.184cm" svg:height="6.26cm"/>
          <chart:axis chart:dimension="x" chart:name="primary-x" chart:style-name="ch4" chartooo:axis-type="auto">
            <chartooo:date-scale/>
            <chart:categories table:cell-range-address="Feuille2.B13:Feuille2.D13 Feuille2.F13:Feuille2.Q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F14:Feuille2.Q14" chart:label-cell-address="Feuille2.A14:Feuille2.A14" chart:class="chart:bar">
            <chart:data-point chart:repeated="2"/>
            <chart:data-point chart:style-name="ch8"/>
            <chart:data-point chart:repeated="11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F13:Feuille2.Q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F14:Feuille2.Q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912cm" svg:height="11.611cm" xlink:href=".." xlink:type="simple" chart:class="chart:bar" chart:style-name="ch1">
        <chart:legend chart:legend-position="end" svg:x="47.305cm" svg:y="4.495cm" style:legend-expansion="high" chart:style-name="ch2"/>
        <chart:plot-area chart:style-name="ch3" table:cell-range-address="Feuille2.A13:Feuille2.T18" chart:data-source-has-labels="both" svg:x="1.038cm" svg:y="0.232cm" svg:width="45.229cm" svg:height="11.147cm">
          <chart:coordinate-region svg:x="1.966cm" svg:y="0.434cm" svg:width="44.301cm" svg:height="10.292cm"/>
          <chart:axis chart:dimension="x" chart:name="primary-x" chart:style-name="ch4" chartooo:axis-type="auto">
            <chartooo:date-scale/>
            <chart:categories table:cell-range-address="Feuille2.B13:Feuille2.D13 Feuille2.E13:Feuille2.T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E14:Feuille2.T14" chart:label-cell-address="Feuille2.A14:Feuille2.A14" chart:class="chart:bar">
            <chart:data-point chart:repeated="19"/>
          </chart:series>
          <chart:series chart:style-name="ch8" chart:values-cell-range-address="Feuille2.B15:Feuille2.D15 Feuille2.E15:Feuille2.T15" chart:label-cell-address="Feuille2.A15:Feuille2.A15" chart:class="chart:bar">
            <chart:data-point chart:repeated="19"/>
          </chart:series>
          <chart:series chart:style-name="ch9" chart:values-cell-range-address="Feuille2.B16:Feuille2.D16 Feuille2.E16:Feuille2.T16" chart:label-cell-address="Feuille2.A16:Feuille2.A16" chart:class="chart:bar">
            <chart:data-point chart:repeated="19"/>
          </chart:series>
          <chart:series chart:style-name="ch10" chart:values-cell-range-address="Feuille2.B17:Feuille2.D17 Feuille2.E17:Feuille2.T17" chart:label-cell-address="Feuille2.A17:Feuille2.A17" chart:class="chart:bar">
            <chart:data-point chart:repeated="19"/>
          </chart:series>
          <chart:series chart:style-name="ch11" chart:values-cell-range-address="Feuille2.B18:Feuille2.D18 Feuille2.E18:Feuille2.T18" chart:label-cell-address="Feuille2.A18:Feuille2.A18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E13:Feuille2.T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/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  <table:table-cell office:value-type="string">
                <text:p>CFD_Latino</text:p>
              </table:table-cell>
              <table:table-cell office:value-type="string">
                <text:p>CFD_Latino_M</text:p>
              </table:table-cell>
              <table:table-cell office:value-type="string">
                <text:p>CFD_Latino_F</text:p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E14:Feuille2.T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NaN">
                <text:p>NaN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  <table:table-cell office:value-type="float" office:value="0.3425098">
                <text:p>0.3425098</text:p>
              </table:table-cell>
              <table:table-cell office:value-type="float" office:value="0.4039732">
                <text:p>0.4039732</text:p>
              </table:table-cell>
              <table:table-cell office:value-type="float" office:value="0.3185672">
                <text:p>0.3185672</text:p>
              </table:table-cell>
            </table:table-row>
            <table:table-row>
              <table:table-cell office:value-type="string">
                <text:p>ACP_Global_BGM</text:p>
                <draw:g>
                  <svg:desc>Feuille2.A15:Feuille2.A15</svg:desc>
                </draw:g>
              </table:table-cell>
              <table:table-cell office:value-type="float" office:value="0.1295383">
                <text:p>0.1295383</text:p>
                <draw:g>
                  <svg:desc>Feuille2.B15:Feuille2.D15 Feuille2.E15:Feuille2.T15</svg:desc>
                </draw:g>
              </table:table-cell>
              <table:table-cell office:value-type="float" office:value="0.1270439">
                <text:p>0.1270439</text:p>
              </table:table-cell>
              <table:table-cell office:value-type="float" office:value="0.1225221">
                <text:p>0.1225221</text:p>
              </table:table-cell>
              <table:table-cell office:value-type="float" office:value="NaN">
                <text:p>NaN</text:p>
              </table:table-cell>
              <table:table-cell office:value-type="float" office:value="0.1607809">
                <text:p>0.1607809</text:p>
              </table:table-cell>
              <table:table-cell office:value-type="float" office:value="0.1355543">
                <text:p>0.1355543</text:p>
              </table:table-cell>
              <table:table-cell office:value-type="float" office:value="0.1821553">
                <text:p>0.1821553</text:p>
              </table:table-cell>
              <table:table-cell office:value-type="float" office:value="NaN">
                <text:p>NaN</text:p>
              </table:table-cell>
              <table:table-cell office:value-type="float" office:value="0.1788397">
                <text:p>0.1788397</text:p>
              </table:table-cell>
              <table:table-cell office:value-type="float" office:value="0.1832153">
                <text:p>0.1832153</text:p>
              </table:table-cell>
              <table:table-cell office:value-type="float" office:value="0.2231413">
                <text:p>0.2231413</text:p>
              </table:table-cell>
              <table:table-cell office:value-type="float" office:value="NaN">
                <text:p>NaN</text:p>
              </table:table-cell>
              <table:table-cell office:value-type="float" office:value="0.1129785">
                <text:p>0.1129785</text:p>
              </table:table-cell>
              <table:table-cell office:value-type="float" office:value="0.09878109">
                <text:p>0.09878109</text:p>
              </table:table-cell>
              <table:table-cell office:value-type="float" office:value="0.1571634">
                <text:p>0.1571634</text:p>
              </table:table-cell>
              <table:table-cell office:value-type="float" office:value="NaN">
                <text:p>NaN</text:p>
              </table:table-cell>
              <table:table-cell office:value-type="float" office:value="0.1390559">
                <text:p>0.1390559</text:p>
              </table:table-cell>
              <table:table-cell office:value-type="float" office:value="0.2303795">
                <text:p>0.2303795</text:p>
              </table:table-cell>
              <table:table-cell office:value-type="float" office:value="0.2182246">
                <text:p>0.2182246</text:p>
              </table:table-cell>
            </table:table-row>
            <table:table-row>
              <table:table-cell office:value-type="string">
                <text:p>ACP_FeatureMap_GMM</text:p>
                <draw:g>
                  <svg:desc>Feuille2.A16:Feuille2.A16</svg:desc>
                </draw:g>
              </table:table-cell>
              <table:table-cell office:value-type="float" office:value="0.06228282">
                <text:p>0.06228282</text:p>
                <draw:g>
                  <svg:desc>Feuille2.B16:Feuille2.D16 Feuille2.E16:Feuille2.T16</svg:desc>
                </draw:g>
              </table:table-cell>
              <table:table-cell office:value-type="float" office:value="0.1067417">
                <text:p>0.1067417</text:p>
              </table:table-cell>
              <table:table-cell office:value-type="float" office:value="0.02748934">
                <text:p>0.02748934</text:p>
              </table:table-cell>
              <table:table-cell office:value-type="float" office:value="NaN">
                <text:p>NaN</text:p>
              </table:table-cell>
              <table:table-cell office:value-type="float" office:value="0.1248616">
                <text:p>0.1248616</text:p>
              </table:table-cell>
              <table:table-cell office:value-type="float" office:value="0.119761">
                <text:p>0.119761</text:p>
              </table:table-cell>
              <table:table-cell office:value-type="float" office:value="0.1740018">
                <text:p>0.1740018</text:p>
              </table:table-cell>
              <table:table-cell office:value-type="float" office:value="NaN">
                <text:p>NaN</text:p>
              </table:table-cell>
              <table:table-cell office:value-type="float" office:value="0.1243563">
                <text:p>0.1243563</text:p>
              </table:table-cell>
              <table:table-cell office:value-type="float" office:value="0.326097">
                <text:p>0.326097</text:p>
              </table:table-cell>
              <table:table-cell office:value-type="float" office:value="0.2659686">
                <text:p>0.2659686</text:p>
              </table:table-cell>
              <table:table-cell office:value-type="float" office:value="NaN">
                <text:p>NaN</text:p>
              </table:table-cell>
              <table:table-cell office:value-type="float" office:value="0.1690037">
                <text:p>0.1690037</text:p>
              </table:table-cell>
              <table:table-cell office:value-type="float" office:value="0.1740569">
                <text:p>0.1740569</text:p>
              </table:table-cell>
              <table:table-cell office:value-type="float" office:value="0.2758432">
                <text:p>0.2758432</text:p>
              </table:table-cell>
              <table:table-cell office:value-type="float" office:value="NaN">
                <text:p>NaN</text:p>
              </table:table-cell>
              <table:table-cell office:value-type="float" office:value="0.1909898">
                <text:p>0.1909898</text:p>
              </table:table-cell>
              <table:table-cell office:value-type="float" office:value="0.3916216">
                <text:p>0.3916216</text:p>
              </table:table-cell>
              <table:table-cell office:value-type="float" office:value="0.3677226">
                <text:p>0.3677226</text:p>
              </table:table-cell>
            </table:table-row>
            <table:table-row>
              <table:table-cell office:value-type="string">
                <text:p>ACP_FeatureMap_BGM</text:p>
                <draw:g>
                  <svg:desc>Feuille2.A17:Feuille2.A17</svg:desc>
                </draw:g>
              </table:table-cell>
              <table:table-cell office:value-type="float" office:value="0.1345074">
                <text:p>0.1345074</text:p>
                <draw:g>
                  <svg:desc>Feuille2.B17:Feuille2.D17 Feuille2.E17:Feuille2.T17</svg:desc>
                </draw:g>
              </table:table-cell>
              <table:table-cell office:value-type="float" office:value="0.09192286">
                <text:p>0.09192286</text:p>
              </table:table-cell>
              <table:table-cell office:value-type="float" office:value="0.1230823">
                <text:p>0.1230823</text:p>
              </table:table-cell>
              <table:table-cell office:value-type="float" office:value="NaN">
                <text:p>NaN</text:p>
              </table:table-cell>
              <table:table-cell office:value-type="float" office:value="0.1129174">
                <text:p>0.1129174</text:p>
              </table:table-cell>
              <table:table-cell office:value-type="float" office:value="0.1012042">
                <text:p>0.1012042</text:p>
              </table:table-cell>
              <table:table-cell office:value-type="float" office:value="0.125846">
                <text:p>0.125846</text:p>
              </table:table-cell>
              <table:table-cell office:value-type="float" office:value="NaN">
                <text:p>NaN</text:p>
              </table:table-cell>
              <table:table-cell office:value-type="float" office:value="0.2208636">
                <text:p>0.2208636</text:p>
              </table:table-cell>
              <table:table-cell office:value-type="float" office:value="0.2354748">
                <text:p>0.2354748</text:p>
              </table:table-cell>
              <table:table-cell office:value-type="float" office:value="0.3518912">
                <text:p>0.3518912</text:p>
              </table:table-cell>
              <table:table-cell office:value-type="float" office:value="NaN">
                <text:p>NaN</text:p>
              </table:table-cell>
              <table:table-cell office:value-type="float" office:value="0.1176539">
                <text:p>0.1176539</text:p>
              </table:table-cell>
              <table:table-cell office:value-type="float" office:value="0.1689968">
                <text:p>0.1689968</text:p>
              </table:table-cell>
              <table:table-cell office:value-type="float" office:value="0.129936">
                <text:p>0.129936</text:p>
              </table:table-cell>
              <table:table-cell office:value-type="float" office:value="NaN">
                <text:p>NaN</text:p>
              </table:table-cell>
              <table:table-cell office:value-type="float" office:value="0.1271747">
                <text:p>0.1271747</text:p>
              </table:table-cell>
              <table:table-cell office:value-type="float" office:value="0.2176199">
                <text:p>0.2176199</text:p>
              </table:table-cell>
              <table:table-cell office:value-type="float" office:value="0.2279396">
                <text:p>0.2279396</text:p>
              </table:table-cell>
            </table:table-row>
            <table:table-row>
              <table:table-cell office:value-type="string">
                <text:p>Average_GMM</text:p>
                <draw:g>
                  <svg:desc>Feuille2.A18:Feuille2.A18</svg:desc>
                </draw:g>
              </table:table-cell>
              <table:table-cell office:value-type="float" office:value="0.04443987">
                <text:p>0.04443987</text:p>
                <draw:g>
                  <svg:desc>Feuille2.B18:Feuille2.D18 Feuille2.E18:Feuille2.T18</svg:desc>
                </draw:g>
              </table:table-cell>
              <table:table-cell office:value-type="float" office:value="0.1368107">
                <text:p>0.1368107</text:p>
              </table:table-cell>
              <table:table-cell office:value-type="float" office:value="0.01898017">
                <text:p>0.01898017</text:p>
              </table:table-cell>
              <table:table-cell office:value-type="float" office:value="NaN">
                <text:p>NaN</text:p>
              </table:table-cell>
              <table:table-cell office:value-type="float" office:value="0.09805524">
                <text:p>0.09805524</text:p>
              </table:table-cell>
              <table:table-cell office:value-type="float" office:value="0.1215775">
                <text:p>0.1215775</text:p>
              </table:table-cell>
              <table:table-cell office:value-type="float" office:value="0.152881">
                <text:p>0.152881</text:p>
              </table:table-cell>
              <table:table-cell office:value-type="float" office:value="NaN">
                <text:p>NaN</text:p>
              </table:table-cell>
              <table:table-cell office:value-type="float" office:value="0.206388">
                <text:p>0.206388</text:p>
              </table:table-cell>
              <table:table-cell office:value-type="float" office:value="0.2876352">
                <text:p>0.2876352</text:p>
              </table:table-cell>
              <table:table-cell office:value-type="float" office:value="0.1988888">
                <text:p>0.1988888</text:p>
              </table:table-cell>
              <table:table-cell office:value-type="float" office:value="NaN">
                <text:p>NaN</text:p>
              </table:table-cell>
              <table:table-cell office:value-type="float" office:value="0.1507096">
                <text:p>0.1507096</text:p>
              </table:table-cell>
              <table:table-cell office:value-type="float" office:value="0.1389359">
                <text:p>0.1389359</text:p>
              </table:table-cell>
              <table:table-cell office:value-type="float" office:value="0.2411537">
                <text:p>0.2411537</text:p>
              </table:table-cell>
              <table:table-cell office:value-type="float" office:value="NaN">
                <text:p>NaN</text:p>
              </table:table-cell>
              <table:table-cell office:value-type="float" office:value="0.1770834">
                <text:p>0.1770834</text:p>
              </table:table-cell>
              <table:table-cell office:value-type="float" office:value="0.2718676">
                <text:p>0.2718676</text:p>
              </table:table-cell>
              <table:table-cell office:value-type="float" office:value="0.3111448">
                <text:p>0.31114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